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Space Grotesk Medium1" svg:font-family="'Space Grotesk Medium'" style:font-adornments="Medium" style:font-pitch="variable"/>
    <style:font-face style:name="Urbanist SemiBold" svg:font-family="'Urbanist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627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style:font-name="Space Grotesk Medium" fo:font-size="48pt" style:font-size-asian="48pt" style:font-size-complex="48pt"/>
    </style:style>
    <style:style style:name="P2" style:family="paragraph">
      <loext:graphic-properties draw:fill-color="#ffffff"/>
      <style:text-properties style:font-name="Space Grotesk Medium"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text-properties style:font-name="Space Grotesk Medium"/>
    </style:style>
    <style:style style:name="P5" style:family="paragraph">
      <style:paragraph-properties fo:text-align="start"/>
      <style:text-properties style:font-name="Space Grotesk Medium" fo:font-size="26pt" style:font-size-asian="26pt" style:font-size-complex="26pt"/>
    </style:style>
    <style:style style:name="P6" style:family="paragraph">
      <loext:graphic-properties draw:fill-color="#ffffff"/>
      <style:paragraph-properties fo:text-align="start"/>
      <style:text-properties style:font-name="Space Grotesk Medium" fo:font-size="26pt" style:font-size-asian="26pt" style:font-size-complex="26pt"/>
    </style:style>
    <style:style style:name="P7" style:family="paragraph">
      <style:text-properties style:font-name="Space Grotesk Medium" fo:font-size="24pt" style:font-size-asian="24pt" style:font-size-complex="24pt"/>
    </style:style>
    <style:style style:name="P8" style:family="paragraph">
      <style:text-properties style:font-name="Space Grotesk Medium" fo:font-size="36pt"/>
    </style:style>
    <style:style style:name="P9" style:family="paragraph">
      <style:text-properties style:font-name="Space Grotesk Medium" fo:font-size="26pt"/>
    </style:style>
    <style:style style:name="P10" style:family="paragraph">
      <style:text-properties style:font-name="Space Grotesk Medium" fo:font-size="36pt" style:font-size-asian="36pt" style:font-size-complex="36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style:font-name="Space Grotesk Medium"/>
    </style:style>
    <style:style style:name="P13" style:family="paragraph">
      <style:text-properties style:font-name="Space Grotesk Medium1"/>
    </style:style>
    <style:style style:name="P14" style:family="paragraph">
      <style:text-properties style:font-name="Space Grotesk Medium1" fo:font-size="26pt"/>
    </style:style>
    <style:style style:name="P15" style:family="paragraph">
      <style:text-properties style:font-name="Urbanist SemiBold"/>
    </style:style>
    <style:style style:name="P16" style:family="paragraph">
      <style:text-properties style:font-name="Space Grotesk Medium1" fo:font-size="36pt" style:font-size-asian="36pt" style:font-size-complex="36pt"/>
    </style:style>
    <style:style style:name="P17" style:family="paragraph">
      <loext:graphic-properties draw:fill-color="#ffffff"/>
      <style:text-properties style:font-name="Space Grotesk Medium1"/>
    </style:style>
    <style:style style:name="T1" style:family="text">
      <style:text-properties style:font-name="Space Grotesk Medium" fo:font-size="48pt" style:font-size-asian="48pt" style:font-size-complex="48pt"/>
    </style:style>
    <style:style style:name="T2" style:family="text">
      <style:text-properties style:font-name="Space Grotesk Medium"/>
    </style:style>
    <style:style style:name="T3" style:family="text">
      <style:text-properties style:font-name="Space Grotesk Medium" fo:font-size="26pt" style:font-size-asian="26pt" style:font-size-complex="26pt"/>
    </style:style>
    <style:style style:name="T4" style:family="text">
      <style:text-properties fo:color="#00a933" loext:opacity="100%" style:font-name="Space Grotesk Medium" fo:font-size="26pt" style:font-size-asian="26pt" style:font-size-complex="26pt"/>
    </style:style>
    <style:style style:name="T5" style:family="text">
      <style:text-properties style:font-name="Space Grotesk Medium" fo:font-size="24pt" style:font-size-asian="24pt" style:font-size-complex="24pt"/>
    </style:style>
    <style:style style:name="T6" style:family="text">
      <style:text-properties fo:color="#00a933" loext:opacity="100%" style:font-name="Space Grotesk Medium" fo:font-size="24pt" style:font-size-asian="24pt" style:font-size-complex="24pt"/>
    </style:style>
    <style:style style:name="T7" style:family="text">
      <style:text-properties fo:color="#00a933" loext:opacity="100%"/>
    </style:style>
    <style:style style:name="T8" style:family="text">
      <style:text-properties style:font-name="Space Grotesk Medium" fo:font-size="36pt" style:font-size-asian="36pt" style:font-size-complex="36pt"/>
    </style:style>
    <style:style style:name="T9" style:family="text">
      <style:text-properties fo:color="#00a933" loext:opacity="100%" style:font-name="Space Grotesk Medium"/>
    </style:style>
    <style:style style:name="T10" style:family="text">
      <style:text-properties style:font-name="Urbanist SemiBold"/>
    </style:style>
    <style:style style:name="T11" style:family="text">
      <style:text-properties style:font-name="Space Grotesk Medium1" fo:font-size="36pt" style:font-size-asian="36pt" style:font-size-complex="36pt"/>
    </style:style>
    <style:style style:name="T12" style:family="text">
      <style:text-properties style:font-name="Space Grotesk Medium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01cm" svg:y="1.78cm" presentation:class="subtitle" presentation:user-transformed="true">
          <draw:text-box>
            <text:p text:style-name="P1"><text:span text:style-name="T1">Modu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Modules</text:span>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<text:span text:style-name="T3">They are </text:span><text:span text:style-name="T4">pre-written code</text:span><text:span text:style-name="T3"> blocks you can use.</text:span></text:p>
              </text:list-item>
              <text:list-item>
                <text:p text:style-name="P5"><text:span text:style-name="T3">Just like Instant-Noodles/Instant-chappathi</text:span></text:p>
              </text:list-item>
              <text:list-item>
                <text:p text:style-name="P5"><text:span text:style-name="T3">You can directly take and use</text:span></text:p>
              </text:list-item>
              <text:list-item>
                <text:p text:style-name="P5"><text:span text:style-name="T3">Instead of spending time one creating it every single time and in every single project you wa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How to use modules ?</text:span></text:p>
          </draw:text-box>
        </draw:frame>
        <draw:frame presentation:style-name="pr5" draw:text-style-name="P7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text:style-name="P7"><text:span text:style-name="T5">You have to </text:span><text:span text:style-name="T6">import</text:span><text:span text:style-name="T5"> them to your project and use it.</text:span></text:p>
              </text:list-item>
              <text:list-item>
                <text:p text:style-name="P7"><text:span text:style-name="T5">After importing it is like a code you wrote, you can do all </text:span><text:span text:style-name="T5">kind of process with that</text:span></text:p>
              </text:list-item>
              <text:list-item>
                <text:p text:style-name="P7"><text:span text:style-name="T5">There are few built-in modules and as well as user created </text:span><text:span text:style-name="T5">modules.</text:span></text:p>
              </text:list-item>
              <text:list-item>
                <text:p text:style-name="P7"><text:span text:style-name="T5">Both are exactly same, just built-ins will be already there </text:span><text:span text:style-name="T5">in python. For user created modules, either you have to </text:span><text:span text:style-name="T5">create or use some else created co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How you can create a module ?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It is simple, just <text:span text:style-name="T7">write python code</text:span> in a file. </text:p>
              </text:list-item>
              <text:list-item>
                <text:p text:style-name="P9">No differences in extension or in structure or in syntax.</text:p>
              </text:list-item>
              <text:list-item>
                <text:p text:style-name="P9">It is same as normal c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8">For packages, one thing to remember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If you want to write many modules and </text:span><text:span text:style-name="T2">compile all under a single package. You may </text:span><text:span text:style-name="T2">need to do one more step than modules.</text:span></text:p>
              </text:list-item>
              <text:list-item>
                <text:p><text:span text:style-name="T2">You need to have </text:span><text:span text:style-name="T9">__init__.py</text:span><text:span text:style-name="T2"> file in the </text:span><text:span text:style-name="T2">folder you want to package.</text:span></text:p>
              </text:list-item>
              <text:list-item>
                <text:p><text:span text:style-name="T2">You can reference all modules in package </text:span><text:span text:style-name="T2">by . </text:span></text:p>
                <text:p><text:span text:style-name="T2">(dot operator)</text:span></text:p>
              </text:list-item>
              <text:list-item>
                <text:p><text:span text:style-name="T10">&lt;package name&gt; . &lt;module name&gt;</text:span></text:p>
              </text:list-item>
            </text:list>
          </draw:text-box>
        </draw:frame>
        <draw:frame draw:style-name="gr2" draw:text-style-name="P11" draw:layer="layout" svg:width="9.329cm" svg:height="1.877cm" svg:x="8.451cm" svg:y="12.819cm">
          <draw:text-box>
            <text:p><text:span text:style-name="T2">^^ There is a dot here !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text-style-name="P12" draw:layer="layout" svg:width="25.199cm" svg:height="12.19cm" svg:x="1.4cm" svg:y="1.78cm" presentation:class="subtitle" presentation:user-transformed="true">
          <draw:text-box>
            <text:p text:style-name="P4">Let’s see them in action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2" draw:layer="layout" svg:width="25.199cm" svg:height="12.19cm" svg:x="1.27cm" svg:y="1.905cm" presentation:class="subtitle" presentation:user-transformed="true">
          <draw:text-box>
            <text:p text:style-name="P4"><text:span text:style-name="T2">Using modules created by other us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Getting packages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Getting packages is the only different with modules. </text:span></text:p>
              </text:list-item>
              <text:list-item>
                <text:p text:style-name="P5"><text:span text:style-name="T3">Otherwise all import steps are exactly same.</text:span></text:p>
                <text:p text:style-name="P5"><text:span text:style-name="T3"/></text:p>
              </text:list-item>
              <text:list-item>
                <text:p text:style-name="P5"><text:span text:style-name="T3">For getting packages, we have wide range of repositories of python modules.</text:span></text:p>
              </text:list-item>
              <text:list-item>
                <text:p text:style-name="P5"><text:span text:style-name="T4">Pypi.or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13">pip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Pip is a package manager for python.</text:p>
              </text:list-item>
              <text:list-item>
                <text:p text:style-name="P14">Which helps in getting modules from pypi and installing it without any dependency issues.</text:p>
              </text:list-item>
              <text:list-item>
                <text:p text:style-name="P14">Basically a play store app for pyp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13">Some useful command of pip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5"><text:span text:style-name="T10">Pip install &lt;package name&gt;</text:span></text:p>
              </text:list-item>
              <text:list-item>
                <text:p text:style-name="P15"><text:span text:style-name="T10">Pip list </text:span></text:p>
              </text:list-item>
              <text:list-item>
                <text:p text:style-name="P15"><text:span text:style-name="T10">Pip uninstall &lt;package name&gt;</text:span></text:p>
              </text:list-item>
              <text:list-item>
                <text:p text:style-name="P15"><text:span text:style-name="T10">Pip download &lt;package name&gt;</text:span></text:p>
              </text:list-item>
              <text:list-item>
                <text:p text:style-name="P15"><text:span text:style-name="T10">Pip show &lt;package name&gt;</text:span></text:p>
              </text:list-item>
              <text:list-item>
                <text:p text:style-name="P15"><text:span text:style-name="T10">Pip check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16"><text:span text:style-name="T11">Let’s see some modules for examples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5">Math</text:p>
              </text:list-item>
              <text:list-item>
                <text:p text:style-name="P15">Random</text:p>
              </text:list-item>
              <text:list-item>
                <text:p text:style-name="P15">OS</text:p>
              </text:list-item>
              <text:list-item>
                <text:p text:style-name="P15">Sys</text:p>
              </text:list-item>
              <text:list-item>
                <text:p text:style-name="P15">Datetime</text:p>
              </text:list-item>
              <text:list-item>
                <text:p text:style-name="P15">Collec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6" draw:text-style-name="P17" draw:layer="layout" svg:width="25.199cm" svg:height="12.19cm" svg:x="1.4cm" svg:y="1.78cm">
          <draw:text-box>
            <text:p text:style-name="P13"><text:span text:style-name="T12">Let’s see them in action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Space Grotesk Medium1" svg:font-family="'Space Grotesk Medium'" style:font-adornments="Medium" style:font-pitch="variable"/>
    <style:font-face style:name="Urbanist SemiBold" svg:font-family="'Urbanist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6:55.830433562</meta:creation-date>
    <dc:date>2023-09-20T20:06:32.786181425</dc:date>
    <meta:editing-duration>PT19M37S</meta:editing-duration>
    <meta:editing-cycles>2</meta:editing-cycles>
    <meta:generator>LibreOffice/7.6.0.3$Linux_X86_64 LibreOffice_project/60$Build-3</meta:generator>
    <meta:document-statistic meta:object-count="66"/>
  </office:meta>
</office:document-meta>
</file>